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officeooo:paragraph-rsid="002e5a8a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1" fo:font-size="12pt" officeooo:paragraph-rsid="002c512f"/>
    </style:style>
    <style:style style:name="P10" style:family="paragraph" style:parent-style-name="Table_20_Contents">
      <style:text-properties style:font-name="Liberation Serif1" fo:font-size="12pt" officeooo:rsid="00484ee4" officeooo:paragraph-rsid="002c512f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FreeMono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officeooo:rsid="0042f57a" officeooo:paragraph-rsid="002c512f" fo:background-color="#ffffff"/>
    </style:style>
    <style:style style:name="P14" style:family="paragraph" style:parent-style-name="Table_20_Contents">
      <style:paragraph-properties fo:text-align="center" style:justify-single-word="false"/>
      <style:text-properties officeooo:paragraph-rsid="002c512f"/>
    </style:style>
    <style:style style:name="P15" style:family="paragraph" style:parent-style-name="Table_20_Contents">
      <style:text-properties officeooo:paragraph-rsid="002c512f"/>
    </style:style>
    <style:style style:name="P1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512f"/>
    </style:style>
    <style:style style:name="P18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512f"/>
    </style:style>
    <style:style style:name="P19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c512f" fo:background-color="#ffffff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512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officeooo:paragraph-rsid="002ec49b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239f"/>
    </style:style>
    <style:style style:name="T13" style:family="text">
      <style:text-properties fo:color="#000000" officeooo:rsid="002c512f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f9f1a9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118ff4b"/>
    </style:style>
    <style:style style:name="T25" style:family="text">
      <style:text-properties officeooo:rsid="011e3475"/>
    </style:style>
    <style:style style:name="T26" style:family="text">
      <style:text-properties officeooo:rsid="0059ec4d"/>
    </style:style>
    <style:style style:name="T27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6">C<text:span text:style-name="T24">ertidão De Matrícula</text:span></text:p>
      <text:p text:style-name="P6"/>
      <text:p text:style-name="P17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1">Faculdade de </text:span><text:span text:style-name="T12">Farmácia </text:span><text:span text:style-name="T11">da Universidade de Lisboa,</text:span></text:p>
      <text:p text:style-name="P18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</text:span><text:span text:style-name="T18">realizou a matrícula no Curso de </text:span><text:text-input text:description="${lang.pt(curricularPlanInformation.degreePresentationName)}">${lang.pt(curricularPlanInformation.degreePresentationName)}</text:text-input><text:span text:style-name="T18"> no ano letivo d</text:span><text:span text:style-name="T20">e </text:span><text:text-input text:description="${registration.startExecutionYear.name}">${registration.startExecutionYear.name}</text:text-input><text:span text:style-name="T18">.</text:span></text:p>
      <text:p text:style-name="P19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2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7"/>
      <text:p text:style-name="P9"><text:text-input text:description="[/#if]">[/#if]</text:text-input></text:p>
      <text:p text:style-name="P10"><text:span text:style-name="T25">A</text:span> presente certi<text:span text:style-name="T25">dão</text:span> <text:span text:style-name="T26">vai</text:span> firmad<text:span text:style-name="T27">a</text:span> com o selo branco em uso nesta Faculdade.</text:p>
      <text:p text:style-name="P7"/>
      <text:p text:style-name="P7"/>
      <text:p text:style-name="P8"><text:span text:style-name="T11">Faculdade de </text:span><text:span text:style-name="T13">Medicina Dentária</text:span><text:span text:style-name="T11"> da Universidade de Lisboa</text:span><text:span text:style-name="T22">, </text:span><text:span text:style-name="T23">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7"/>
      <text:p text:style-name="P15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1"><text:text-input text:description="[#if hasPricetag]">[#if hasPricetag]</text:text-input></text:p>
            <text:p text:style-name="P21"><text:span text:style-name="T21">Emolumento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4:20.647764560</dc:date>
    <meta:editing-duration>PT52M11S</meta:editing-duration>
    <meta:editing-cycles>26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4" meta:character-count="2952" meta:non-whitespace-character-count="2744"/>
  </office:meta>
</office:document-meta>
</file>